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25b" officeooo:paragraph-rsid="0001925b"/>
    </style:style>
    <style:style style:name="P2" style:family="paragraph" style:parent-style-name="Standard">
      <style:text-properties officeooo:paragraph-rsid="0001925b"/>
    </style:style>
    <style:style style:name="P3" style:family="paragraph" style:parent-style-name="Standard" style:list-style-name="L2">
      <style:text-properties officeooo:rsid="0001925b" officeooo:paragraph-rsid="0001925b"/>
    </style:style>
    <style:style style:name="P4" style:family="paragraph" style:parent-style-name="Text_20_body" style:list-style-name="L1"/>
    <style:style style:name="T1" style:family="text">
      <style:text-properties officeooo:rsid="0001925b"/>
    </style:style>
    <style:style style:name="T2" style:family="text">
      <style:text-properties officeooo:rsid="00037227"/>
    </style:style>
    <style:style style:name="T3" style:family="text">
      <style:text-properties officeooo:rsid="0003f408"/>
    </style:style>
    <style:style style:name="T4" style:family="text">
      <style:text-properties officeooo:rsid="0004908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n clase hemos hablado del concepto OpenData. Partiendo de ese concepto:</text:p>
      <text:list xml:id="list1646738249972040375" text:style-name="L1">
        <text:list-item>
          <text:p text:style-name="P4">Buscar un ejemplo de ese uso concreto localizado un archivo .xml de ese tipo y describir lo más detalladamente posible la estructura de ese fichero XML. </text:p>
        </text:list-item>
      </text:list>
      <text:p text:style-name="P2"><text:span text:style-name="T1">En el fichero que adjunto “incidenciasTDTGeo.xml”, podemos ver los datos de </text:span>Incidencias de tráfico en tiempo real en Euskadi.</text:p>
      <text:p text:style-name="P2"/>
      <text:p text:style-name="P1">El archivo se compone de un nodo raíz llamado &lt;raíz&gt;, dentro del cual hay otro llamado &lt;incidencias_geolocalizadas&gt; y éste ya contiene el resto de etiquetas que muestran los datos. <text:span text:style-name="T2">E</text:span>l listado de etiquetas contenidos en éste último son:</text:p>
      <text:list xml:id="list2911297297279460792" text:style-name="L2">
        <text:list-item>
          <text:p text:style-name="P3">&lt;tipo&gt;: <text:span text:style-name="T3">indica que tipo de accidente </text:span></text:p>
        </text:list-item>
        <text:list-item>
          <text:p text:style-name="P3">&lt;autonomia&gt;: <text:span text:style-name="T4">la comunidad autónoma</text:span></text:p>
        </text:list-item>
        <text:list-item>
          <text:p text:style-name="P3">&lt;provincia&gt;: <text:span text:style-name="T4">provincia de la comunidad autónoma</text:span></text:p>
        </text:list-item>
        <text:list-item>
          <text:p text:style-name="P3">&lt;matricula&gt;: <text:span text:style-name="T4">iniciales de la provincia de matriculación</text:span></text:p>
        </text:list-item>
        <text:list-item>
          <text:p text:style-name="P3">&lt;causa&gt;: <text:span text:style-name="T4">descripción breve de la causa</text:span></text:p>
        </text:list-item>
        <text:list-item>
          <text:p text:style-name="P3">&lt;poblacion&gt;: <text:span text:style-name="T4">localidad donde ha ocurrido</text:span></text:p>
        </text:list-item>
        <text:list-item>
          <text:p text:style-name="P3">&lt;fechahora_ini&gt;: <text:span text:style-name="T4">momento en que se ha producido</text:span></text:p>
        </text:list-item>
        <text:list-item>
          <text:p text:style-name="P3">&lt;nivel&gt;: <text:span text:style-name="T4">gravedad del accidente</text:span></text:p>
        </text:list-item>
        <text:list-item>
          <text:p text:style-name="P3">&lt;carretera&gt;: <text:span text:style-name="T4">código de identificación de la vía</text:span></text:p>
        </text:list-item>
        <text:list-item>
          <text:p text:style-name="P3">&lt;pk_inicial&gt;: <text:span text:style-name="T4">punto kilométrico inicial</text:span></text:p>
        </text:list-item>
        <text:list-item>
          <text:p text:style-name="P3">&lt;pk_final&gt;: <text:span text:style-name="T4">punto kilométrico final</text:span></text:p>
        </text:list-item>
        <text:list-item>
          <text:p text:style-name="P3">&lt;sentido&gt;: <text:span text:style-name="T4">dirección en la que se ha producido</text:span></text:p>
        </text:list-item>
        <text:list-item>
          <text:p text:style-name="P3">&lt;longitud&gt;: <text:span text:style-name="T4">longitud geográfica</text:span></text:p>
        </text:list-item>
        <text:list-item>
          <text:p text:style-name="P3">&lt;latitud&gt;: <text:span text:style-name="T4">latitud geográfic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09:04:35.247819311</meta:creation-date>
    <dc:date>2015-09-22T09:48:50.209629371</dc:date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18" meta:word-count="183" meta:character-count="1157" meta:non-whitespace-character-count="1005"/>
  </office:meta>
</office:document-meta>
</file>